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Write a class which has a function which can take any function as an argument. Execute the function passed as an argument and Print the nameof the function to be executed.</text:p>
      <text:p text:style-name="Standard"/>
      <text:p text:style-name="Standard">Create a class which has an array with some values. Constitute a function which can eveluate whether a user provided parameter is present in the array using Predicate delegate.</text:p>
      <text:p text:style-name="Standard"/>
      <text:p text:style-name="Standard">Write a program which takes two arguments and does some operation. If the value of the two operand is same then throw a custom exception called MyArgumentException which passes a message "Two operands cannot be same". Print the message on the caller class.</text:p>
      <text:p text:style-name="Standard"/>
      <text:p text:style-name="Standard">Write a program which uses the EventHandler delagate to notify the caller using a custom eventArgs. In the custom eventargs you should have your Message and an exception object to notify whether exception occured or not.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29T13:59:44.578000000</meta:creation-date>
    <dc:date>2021-09-29T14:03:19.034000000</dc:date>
    <meta:editing-duration>PT3M40S</meta:editing-duration>
    <meta:editing-cycles>1</meta:editing-cycles>
    <meta:document-statistic meta:table-count="0" meta:image-count="0" meta:object-count="0" meta:page-count="1" meta:paragraph-count="4" meta:word-count="139" meta:character-count="824" meta:non-whitespace-character-count="688"/>
    <meta:generator>LibreOffice/7.1.1.2$Windows_X86_64 LibreOffice_project/fe0b08f4af1bacafe4c7ecc87ce55bb426164676</meta:generator>
  </office:meta>
</office:document-meta>
</file>